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3988" officeooo:paragraph-rsid="001d3988"/>
    </style:style>
    <style:style style:name="P2" style:family="paragraph" style:parent-style-name="Standard">
      <style:text-properties officeooo:rsid="001d3988" officeooo:paragraph-rsid="00216a19"/>
    </style:style>
    <style:style style:name="P3" style:family="paragraph" style:parent-style-name="Standard">
      <style:text-properties officeooo:rsid="001f31aa" officeooo:paragraph-rsid="001f31aa"/>
    </style:style>
    <style:style style:name="P4" style:family="paragraph" style:parent-style-name="Heading_20_1">
      <style:text-properties officeooo:rsid="0021dadf" officeooo:paragraph-rsid="0021dadf"/>
    </style:style>
    <style:style style:name="P5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.4cm" style:auto-text-indent="false" style:page-number="auto" fo:background-color="transparent" fo:keep-with-next="always"/>
      <style:text-properties officeooo:paragraph-rsid="0028c7d2"/>
    </style:style>
    <style:style style:name="P6" style:family="paragraph" style:parent-style-name="Standard">
      <style:text-properties officeooo:rsid="001f31aa" officeooo:paragraph-rsid="002a1bad"/>
    </style:style>
    <style:style style:name="P7" style:family="paragraph" style:parent-style-name="Text_20_body">
      <style:text-properties officeooo:rsid="0021dadf" officeooo:paragraph-rsid="002a1bad"/>
    </style:style>
    <style:style style:name="P8" style:family="paragraph" style:parent-style-name="Title">
      <style:text-properties fo:font-size="24pt" style:font-size-asian="24pt" style:font-size-complex="24pt"/>
    </style:style>
    <style:style style:name="T1" style:family="text">
      <style:text-properties officeooo:rsid="00216a19"/>
    </style:style>
    <style:style style:name="T2" style:family="text">
      <style:text-properties officeooo:rsid="0021dadf"/>
    </style:style>
    <style:style style:name="T3" style:family="text">
      <style:text-properties officeooo:rsid="0022e10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78ae2" style:font-weight-asian="normal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4pt" fo:font-weight="normal" officeooo:rsid="00278ae2" style:font-size-asian="24pt" style:font-weight-asian="normal" style:font-size-complex="2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">M</text:span><text:span text:style-name="T4">ode</text:span> d’emploi</text:p>
      <text:h text:style-name="Heading_20_1" text:outline-level="1">Pile</text:h>
      <text:p text:style-name="P1"><text:span text:style-name="T2">Monter </text:span>la pile (CR1216, CR1220 ou CR1225) en respectant l’indication de polarité : signe + sur le ressort du support de pile.</text:p>
      <text:h text:style-name="Heading_20_1" text:outline-level="1">Mode</text:h>
      <text:p text:style-name="P2">Le <text:span text:style-name="T2">badge</text:span> dispose de 6 modes de fonctionnement différents. Pour passer d’un mode à l’autre, appuyer longuement (environ une seconde) sur le bouton-poussoi<text:span text:style-name="T2">r. Le nombre correspondant au mode choisi clignote trois fois afin de valider le changement de mode.</text:span></text:p>
      <text:h text:style-name="P5" text:outline-level="2"><text:span text:style-name="T2">1 - </text:span><text:span text:style-name="T1">D</text:span>é</text:h>
      <text:p text:style-name="paragraphe_20_modes">Chaque appui sur le bouton-poussoir simule un lancé de dé. Plusieurs nombres défilent, puis l’affichage reste fixe quelques secondes et le dé se met en veille.</text:p>
      <text:h text:style-name="Heading_20_2" text:outline-level="2"><text:span text:style-name="T2">2 - </text:span><text:span text:style-name="T1">Battement</text:span>, court</text:h>
      <text:p text:style-name="paragraphe_20_modes">Pulsation à la manière d’un cœur, pause de 3 secondes entre battements, <text:bookmark-start text:name="__DdeLink__62_1066247695"/>affichage d’un nombre aléatoire entre 1 et 6.<text:bookmark-end text:name="__DdeLink__62_1066247695"/></text:p>
      <text:h text:style-name="Heading_20_2" text:outline-level="2"><text:span text:style-name="T2">3 - </text:span><text:span text:style-name="T1">B</text:span>attement, long</text:h>
      <text:p text:style-name="paragraphe_20_modes"><text:span text:style-name="T2">Pu</text:span><text:span text:style-name="T1">lsation à la manière d’un cœur, pause de 6 secondes entre battements, </text:span><text:span text:style-name="T2">affichage d’un </text:span><text:span text:style-name="T1">nombre al</text:span><text:span text:style-name="T2">é</text:span><text:span text:style-name="T1">atoire </text:span><text:span text:style-name="T2">entre 1 et 6</text:span><text:span text:style-name="T1">.</text:span></text:p>
      <text:h text:style-name="Heading_20_2" text:outline-level="2"><text:span text:style-name="T2">4 - P</text:span>ulsation, courte</text:h>
      <text:p text:style-name="paragraphe_20_modes"><text:span text:style-name="T2">P</text:span><text:span text:style-name="T1">ulsation simple, pause de 3 secondes, </text:span><text:span text:style-name="T2">affichage d’un </text:span><text:span text:style-name="T1">nombre al</text:span><text:span text:style-name="T2">é</text:span><text:span text:style-name="T1">atoire </text:span><text:span text:style-name="T2">entre 1 et 6</text:span><text:span text:style-name="T1">.</text:span></text:p>
      <text:h text:style-name="Heading_20_2" text:outline-level="2"><text:span text:style-name="T2">5 - P</text:span>ulsation, longue</text:h>
      <text:p text:style-name="paragraphe_20_modes"><text:span text:style-name="T2">P</text:span><text:span text:style-name="T1">ulsation simple, pause de 6 secondes, </text:span><text:span text:style-name="T2">affichage d’un </text:span><text:span text:style-name="T1">nombre al</text:span><text:span text:style-name="T2">é</text:span><text:span text:style-name="T1">atoire </text:span><text:span text:style-name="T2">entre 1 et 6</text:span><text:span text:style-name="T1">.</text:span></text:p>
      <text:h text:style-name="Heading_20_2" text:outline-level="2"><text:span text:style-name="T2">6 - A</text:span>léatoire</text:h>
      <text:p text:style-name="paragraphe_20_modes"><text:span text:style-name="T2">P</text:span><text:span text:style-name="T1">ulsation de longueur aléatoire, allumage </text:span><text:span text:style-name="T2">des leds </text:span><text:span text:style-name="T1">totalement aléatoire.</text:span></text:p>
      <text:h text:style-name="P4" text:outline-level="1">Veille</text:h>
      <text:p text:style-name="P7">Afin de préserver la batterie, le badge dispose d’un mode veille. Lorsqu’il est en mode 1 (dé), il rentre automatiquement en veille une fois que l’affichage s’éteint, et sort de veille lorsque le bouton est à nouveau pressé.</text:p>
      <text:p text:style-name="P7">Dans tous les autres modes, un appui court suffit à mettre le badge en veille. Un nouvel appui permettra de revenir au mode sélectionné précédemment.</text:p>
      <text:h text:style-name="Heading_20_1" text:outline-level="1">Open source</text:h>
      <text:p text:style-name="P6">Le dé est open source, c’est à dire qu’aussi bien la conception du circuit que le programme sont disponibles, utilisables, modifiables.</text:p>
      <text:p text:style-name="P6">Le circuit a été conçu avec Kicad, les documents sont disponibles <text:span text:style-name="T3">ici : https://github.com/troisiemetype/Dice_badge</text:span></text:p>
      <text:p text:style-name="P3">Le programme a été conçu avec Arduino, les documents sont disponibles ici : https://github.com/troisiemetype/dice_badge_co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normal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/>
      <style:paragraph-properties fo:margin-left="0cm" fo:margin-right="0cm" fo:margin-top="0.353cm" fo:margin-bottom="0.212cm" style:contextual-spacing="false" fo:text-indent="0.4cm" style:auto-text-indent="false" fo:background-color="transparent" fo:keep-with-next="always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aragraphe_20_modes" style:display-name="paragraphe modes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officeooo:rsid="0021dad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38cm" fo:margin-bottom="1.15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5T09:09:16.011967120</meta:creation-date>
    <dc:date>2022-04-05T16:16:27.059710823</dc:date>
    <meta:editing-duration>PT49M57S</meta:editing-duration>
    <meta:editing-cycles>9</meta:editing-cycles>
    <meta:generator>LibreOffice/7.3.2.2$Linux_X86_64 LibreOffice_project/49f2b1bff42cfccbd8f788c8dc32c1c309559be0</meta:generator>
    <meta:document-statistic meta:table-count="0" meta:image-count="0" meta:object-count="0" meta:page-count="1" meta:paragraph-count="24" meta:word-count="305" meta:character-count="1896" meta:non-whitespace-character-count="1615"/>
  </office:meta>
</office:document-meta>
</file>